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A8C000003843821F95221A02616.png" manifest:media-type="image/png"/>
  <manifest:file-entry manifest:full-path="Pictures/100000000000055600000300E235FA2969FE8E1B.png" manifest:media-type="image/png"/>
  <manifest:file-entry manifest:full-path="Pictures/10000000000005560000030029BD4D410957907E.png" manifest:media-type="image/png"/>
  <manifest:file-entry manifest:full-path="Pictures/100000000000055600000300B33A1D26D0902C42.png" manifest:media-type="image/png"/>
  <manifest:file-entry manifest:full-path="Pictures/10000000000005560000030077022B176CD993FA.png" manifest:media-type="image/png"/>
  <manifest:file-entry manifest:full-path="Pictures/100000000000055600000300D03C6FB4E61F1A77.png" manifest:media-type="image/png"/>
  <manifest:file-entry manifest:full-path="Pictures/100000000000055600000300B29627348CEDCA43.png" manifest:media-type="image/png"/>
  <manifest:file-entry manifest:full-path="Pictures/1000000000000556000003000BCDBF7A13FEC889.png" manifest:media-type="image/png"/>
  <manifest:file-entry manifest:full-path="Pictures/10000000000005560000030090D8A9A56E70B7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1cm, 10.843cm, 2.035cm, 3.605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cm, 11.632cm, 2.613cm, 11.295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98cm, 15.181cm, 15.037cm, 13.86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015cm, 26.422cm, 3.007cm, 6.563cm)" draw:image-opacity="100%" style:mirror="none"/>
    </style:style>
    <style:style style:name="gr6" style:family="graphic" style:parent-style-name="Object_20_with_20_no_20_fill_20_and_20_no_20_line">
      <style:graphic-properties draw:stroke="dash" draw:stroke-dash="Fine_20_Dashed" svg:stroke-width="0.106cm" svg:stroke-color="#ff0066" draw:marker-start-width="0.358cm" draw:marker-end-width="0.358cm" draw:fill="none" draw:textarea-vertical-align="middle" draw:color-mode="standard" draw:luminance="0%" draw:contrast="0%" draw:gamma="100%" draw:red="0%" draw:green="0%" draw:blue="0%" fo:clip="rect(7.648cm, 29.577cm, 11.093cm, 5.183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82cm, 30.761cm, 13.459cm, 4.59cm)" draw:image-opacity="100%" style:mirror="none"/>
    </style:style>
    <style:style style:name="gr8" style:family="graphic" style:parent-style-name="Object_20_with_20_no_20_fill_20_and_20_no_20_line">
      <style:graphic-properties draw:stroke="dash" draw:stroke-dash="Fine_20_Dashed" svg:stroke-width="0.106cm" svg:stroke-color="#ff0066" draw:marker-start-width="0.358cm" draw:marker-end-width="0.358cm" draw:fill="none" draw:textarea-vertical-align="middle" draw:color-mode="standard" draw:luminance="0%" draw:contrast="0%" draw:gamma="100%" draw:red="0%" draw:green="0%" draw:blue="0%" fo:clip="rect(16.505cm, 24.056cm, 2.627cm, 11.493cm)" draw:image-opacity="100%" style:mirror="none"/>
    </style:style>
    <style:style style:name="gr9" style:family="graphic" style:parent-style-name="Object_20_with_20_no_20_fill_20_and_20_no_20_line">
      <style:graphic-properties draw:stroke="dash" draw:stroke-dash="Fine_20_Dashed" svg:stroke-width="0.106cm" svg:stroke-color="#ff0066" draw:marker-start-width="0.358cm" draw:marker-end-width="0.358cm" draw:fill="solid" draw:fill-color="#729fcf" draw:textarea-vertical-align="middle" draw:color-mode="standard" draw:luminance="0%" draw:contrast="0%" draw:gamma="100%" draw:red="0%" draw:green="0%" draw:blue="0%" fo:clip="rect(11cm, 24.057cm, 2.613cm, 11.492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11" style:family="graphic" style:parent-style-name="standard">
      <style:graphic-properties draw:stroke="none" draw:fill-color="#ff00ff" draw:textarea-horizontal-align="justify" draw:textarea-vertical-align="middle" draw:auto-grow-height="false" fo:min-height="0.03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8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015cm, 26.621cm, 9.318cm, 8.73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00ff"/>
      <style:paragraph-properties fo:text-align="center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cm" svg:height="15.185cm" svg:x="2.2cm" svg:y="2.8cm">
          <draw:image xlink:href="Pictures/10000000000005560000030077022B176CD993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1" draw:layer="layout" svg:width="13.399cm" svg:height="6.799cm" svg:x="12.901cm" svg:y="11.4cm">
          <draw:image xlink:href="Pictures/100000000000055600000300D03C6FB4E61F1A77.png" xlink:type="simple" xlink:show="embed" xlink:actuate="onLoad">
            <text:p/>
          </draw:image>
        </draw:frame>
        <draw:frame draw:style-name="gr4" draw:text-style-name="P1" draw:layer="layout" svg:width="7.199cm" svg:height="1.199cm" svg:x="20.601cm" svg:y="9.601cm">
          <draw:image xlink:href="Pictures/1000000000000556000003000BCDBF7A13FEC889.png" xlink:type="simple" xlink:show="embed" xlink:actuate="onLoad">
            <text:p/>
          </draw:image>
        </draw:frame>
        <draw:frame draw:style-name="gr4" draw:text-style-name="P1" draw:layer="layout" svg:width="7.199cm" svg:height="1.199cm" svg:x="11cm" svg:y="9.601cm">
          <draw:image xlink:href="Pictures/10000000000005560000030077022B176CD993FA.png" xlink:type="simple" xlink:show="embed" xlink:actuate="onLoad">
            <text:p/>
          </draw:image>
        </draw:frame>
        <draw:frame draw:style-name="gr5" draw:text-style-name="P1" draw:layer="layout" svg:width="3.199cm" svg:height="7.399cm" svg:x="7.001cm" svg:y="10.8cm">
          <draw:image xlink:href="Pictures/10000000000005560000030090D8A9A56E70B7C8.png" xlink:type="simple" xlink:show="embed" xlink:actuate="onLoad">
            <text:p/>
          </draw:image>
        </draw:frame>
        <draw:frame draw:style-name="gr6" draw:text-style-name="P1" draw:layer="layout" svg:width="1.399cm" svg:height="1.599cm" svg:x="7.401cm" svg:y="13.999cm">
          <draw:image xlink:href="">
            <text:p/>
          </draw:image>
        </draw:frame>
        <draw:frame draw:style-name="gr7" draw:text-style-name="P1" draw:layer="layout" svg:width="0.799cm" svg:height="1.599cm" draw:transform="rotate (1.5707963267949) translate (7.001cm 10.399cm)">
          <draw:image xlink:href="Pictures/100000000000055600000300B33A1D26D0902C42.png" xlink:type="simple" xlink:show="embed" xlink:actuate="onLoad">
            <text:p/>
          </draw:image>
        </draw:frame>
        <draw:frame draw:style-name="gr8" draw:text-style-name="P1" draw:layer="layout" svg:width="0.598cm" svg:height="1.2cm" draw:transform="rotate (1.5707963267949) translate (18.8cm 10.598cm)">
          <draw:image xlink:href="Pictures/10000000000005560000030029BD4D410957907E.png" xlink:type="simple" xlink:show="embed" xlink:actuate="onLoad">
            <text:p/>
          </draw:image>
        </draw:frame>
        <draw:frame draw:style-name="gr9" draw:text-style-name="P3" draw:layer="layout" svg:width="0.599cm" svg:height="6.799cm" svg:x="20.701cm" svg:y="11.4cm">
          <draw:image xlink:href="Pictures/100000000000055600000300B29627348CEDCA43.png" xlink:type="simple" xlink:show="embed" xlink:actuate="onLoad">
            <text:p/>
          </draw:image>
        </draw:frame>
        <draw:frame draw:style-name="gr10" draw:text-style-name="P4" draw:layer="layout" svg:width="2.229cm" svg:height="0.962cm" svg:x="6cm" svg:y="8.2cm">
          <draw:text-box>
            <text:p>OLED</text:p>
          </draw:text-box>
        </draw:frame>
        <draw:custom-shape draw:style-name="gr11" draw:text-style-name="P5" draw:layer="layout" svg:width="0.4cm" svg:height="0.4cm" svg:x="7.6cm" svg:y="1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cm" svg:height="0.4cm" svg:x="7.6cm" svg:y="12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3.567cm" svg:height="0.962cm" svg:x="3cm" svg:y="14.199cm">
          <draw:text-box>
            <text:p>Small USB</text:p>
          </draw:text-box>
        </draw:frame>
        <draw:frame draw:style-name="gr13" draw:text-style-name="P4" draw:layer="layout" svg:width="5.646cm" svg:height="0.962cm" svg:x="1.154cm" svg:y="12.437cm">
          <draw:text-box>
            <text:p>5V and GND pads</text:p>
          </draw:text-box>
        </draw:frame>
        <draw:frame draw:style-name="gr14" draw:text-style-name="P4" draw:layer="layout" svg:width="4.308cm" svg:height="0.962cm" svg:x="17.4cm" svg:y="8.2cm">
          <draw:text-box>
            <text:p>Input selector</text:p>
          </draw:text-box>
        </draw:frame>
        <draw:frame draw:style-name="gr9" draw:text-style-name="P3" draw:layer="layout" svg:width="0.599cm" svg:height="6.799cm" svg:x="11.801cm" svg:y="11.4cm">
          <draw:image xlink:href="Pictures/100000000000055600000300E235FA2969FE8E1B.png" xlink:type="simple" xlink:show="embed" xlink:actuate="onLoad">
            <text:p/>
          </draw:image>
        </draw:frame>
        <draw:frame draw:style-name="gr9" draw:text-style-name="P3" draw:layer="layout" svg:width="0.599cm" svg:height="6.799cm" svg:x="10.6cm" svg:y="11.4cm">
          <draw:image xlink:href="Pictures/100000000000055600000300B33A1D26D0902C42.png" xlink:type="simple" xlink:show="embed" xlink:actuate="onLoad">
            <text:p/>
          </draw:image>
        </draw:frame>
        <draw:frame draw:style-name="gr15" draw:text-style-name="P1" draw:layer="layout" svg:width="0.799cm" svg:height="0.998cm" svg:x="9.2cm" svg:y="10.801cm">
          <draw:image xlink:href="Pictures/100000000000055600000300B33A1D26D0902C42.png" xlink:type="simple" xlink:show="embed" xlink:actuate="onLoad">
            <text:p/>
          </draw:image>
        </draw:frame>
        <draw:frame draw:style-name="gr9" draw:text-style-name="P3" draw:layer="layout" svg:width="0.599cm" svg:height="6.799cm" svg:x="27.001cm" svg:y="11.401cm">
          <draw:image xlink:href="Pictures/100000000000055600000300B33A1D26D0902C42.png" xlink:type="simple" xlink:show="embed" xlink:actuate="onLoad">
            <text:p/>
          </draw:image>
        </draw:frame>
        <draw:frame draw:style-name="gr9" draw:text-style-name="P3" draw:layer="layout" svg:width="0.599cm" svg:height="6.799cm" svg:x="26.5cm" svg:y="11.4cm">
          <draw:image xlink:href="Pictures/100000000000055600000300B33A1D26D0902C42.png" xlink:type="simple" xlink:show="embed" xlink:actuate="onLoad">
            <text:p/>
          </draw:image>
        </draw:frame>
        <draw:frame draw:style-name="gr16" draw:text-style-name="P6" draw:layer="layout" svg:width="11.8cm" svg:height="3.933cm" draw:transform="rotate (-3.14159265358979) translate (19.2cm 7.799cm)">
          <draw:image xlink:href="Pictures/1000020100000A8C000003843821F95221A02616.png" xlink:type="simple" xlink:show="embed" xlink:actuate="onLoad">
            <text:p/>
          </draw:image>
        </draw:frame>
        <draw:frame draw:style-name="gr17" draw:text-style-name="P6" draw:layer="layout" svg:width="11.8cm" svg:height="3.933cm" draw:transform="rotate (-3.14159265358979) translate (31.6cm 7.8cm)">
          <draw:image xlink:href="Pictures/1000020100000A8C000003843821F95221A026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3:29:15.972086035</meta:creation-date>
    <dc:date>2017-05-01T19:25:43.290239568</dc:date>
    <meta:editing-duration>PT3H36M31S</meta:editing-duration>
    <meta:editing-cycles>10</meta:editing-cycles>
    <meta:generator>LibreOffice/5.1.6.2$Linux_X86_64 LibreOffice_project/10m0$Build-2</meta:generator>
    <meta:document-statistic meta:object-count="47"/>
  </office:meta>
</office:document-meta>
</file>